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2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2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3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4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4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4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4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5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5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000a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6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0000a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3.85pt" fo:text-indent="3.85pt">
        <style:tab-stops>
          <style:tab-stop style:position="838842.90pt"/>
        </style:tab-stops>
      </style:paragraph-properties>
    </style:style>
    <style:style style:name="P8" style:family="paragraph">
      <style:paragraph-properties fo:line-height="100.00%" fo:text-align="left" fo:margin-left="14.15pt" fo:text-indent="3.85pt">
        <style:tab-stops>
          <style:tab-stop style:position="838824.90pt"/>
        </style:tab-stops>
      </style:paragraph-properties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3.85pt" fo:text-indent="3.85pt">
        <style:tab-stops>
          <style:tab-stop style:position="-3.75pt"/>
        </style:tab-stops>
      </style:paragraph-properties>
    </style:style>
    <style:style style:name="P11" style:family="paragraph">
      <style:paragraph-properties fo:line-height="100.00%" fo:text-align="left" fo:margin-left="0.00pt" fo:text-indent="18.00pt">
        <style:tab-stops>
          <style:tab-stop style:position="838839.05pt"/>
        </style:tab-stops>
      </style:paragraph-properties>
    </style:style>
    <style:style style:name="P12" style:family="paragraph">
      <style:paragraph-properties fo:line-height="100.00%" fo:text-align="left">
        <style:tab-stops>
          <style:tab-stop style:position="14.25pt"/>
        </style:tab-stops>
      </style:paragraph-properties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3.85pt" fo:text-indent="3.85pt">
        <style:tab-stops>
          <style:tab-stop style:position="-3.75pt"/>
        </style:tab-stops>
      </style:paragraph-properties>
    </style:style>
    <style:style style:name="P14" style:family="paragraph">
      <style:paragraph-properties fo:line-height="100.00%" fo:text-align="left" fo:margin-left="36.00pt" fo:text-indent="0.00pt">
        <style:tab-stops>
          <style:tab-stop style:position="14.25pt"/>
        </style:tab-stops>
      </style:paragraph-properties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>
        <style:tab-stops>
          <style:tab-stop style:position="838821.05pt"/>
        </style:tab-stops>
      </style:paragraph-properties>
    </style:style>
    <style:style style:name="P16" style:family="paragraph">
      <style:paragraph-properties fo:line-height="100.00%" fo:text-align="left" fo:margin-left="36.00pt" fo:text-indent="0.00pt">
        <style:tab-stops>
          <style:tab-stop style:position="14.25pt"/>
        </style:tab-stops>
      </style:paragraph-properties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3.85pt" fo:text-indent="3.85pt">
        <style:tab-stops>
          <style:tab-stop style:position="-3.75pt"/>
        </style:tab-stops>
      </style:paragraph-properties>
    </style:style>
    <style:style style:name="P18" style:family="paragraph">
      <style:paragraph-properties fo:line-height="100.00%" fo:text-align="left" fo:margin-left="36.00pt" fo:text-indent="0.00pt">
        <style:tab-stops>
          <style:tab-stop style:position="14.25pt"/>
        </style:tab-stops>
      </style:paragraph-properties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>
        <style:tab-stops>
          <style:tab-stop style:position="838821.05pt"/>
        </style:tab-stops>
      </style:paragraph-properties>
    </style:style>
    <style:style style:name="P20" style:family="paragraph">
      <style:paragraph-properties fo:line-height="100.00%" fo:text-align="left" fo:margin-left="54.00pt" fo:text-indent="0.00pt">
        <style:tab-stops>
          <style:tab-stop style:position="14.25pt"/>
        </style:tab-stops>
      </style:paragraph-properties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3.85pt" fo:text-indent="3.85pt">
        <style:tab-stops>
          <style:tab-stop style:position="-3.75pt"/>
        </style:tab-stops>
      </style:paragraph-properties>
    </style:style>
    <style:style style:name="P22" style:family="paragraph">
      <style:paragraph-properties fo:line-height="100.00%" fo:text-align="left" fo:margin-left="36.00pt" fo:text-indent="0.00pt">
        <style:tab-stops>
          <style:tab-stop style:position="14.25pt"/>
        </style:tab-stops>
      </style:paragraph-properties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18.00pt" fo:text-indent="18.00pt">
        <style:tab-stops>
          <style:tab-stop style:position="838821.05pt"/>
        </style:tab-stops>
      </style:paragraph-properties>
    </style:style>
    <style:style style:name="P24" style:family="paragraph">
      <style:paragraph-properties fo:line-height="100.00%" fo:text-align="left" fo:margin-left="14.15pt" fo:text-indent="-14.15pt">
        <style:tab-stops>
          <style:tab-stop style:position="14.25pt"/>
        </style:tab-stops>
      </style:paragraph-properties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3.85pt" fo:text-indent="3.85pt">
        <style:tab-stops>
          <style:tab-stop style:position="-3.75pt"/>
        </style:tab-stops>
      </style:paragraph-properties>
    </style:style>
    <style:style style:name="P26" style:family="paragraph">
      <style:paragraph-properties fo:line-height="100.00%" fo:text-align="left" fo:margin-left="36.00pt" fo:text-indent="0.00pt">
        <style:tab-stops>
          <style:tab-stop style:position="14.25pt"/>
        </style:tab-stops>
      </style:paragraph-properties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-18.00pt" fo:text-indent="18.00pt">
        <style:tab-stops>
          <style:tab-stop style:position="838821.05pt"/>
        </style:tab-stops>
      </style:paragraph-properties>
    </style:style>
    <style:style style:name="P28" style:family="paragraph">
      <style:paragraph-properties fo:line-height="100.00%" fo:text-align="left">
        <style:tab-stops>
          <style:tab-stop style:position="14.25pt"/>
        </style:tab-stops>
      </style:paragraph-properties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3.85pt" fo:text-indent="3.85pt">
        <style:tab-stops>
          <style:tab-stop style:position="-3.75pt"/>
        </style:tab-stops>
      </style:paragraph-properties>
    </style:style>
    <style:style style:name="P30" style:family="paragraph">
      <style:paragraph-properties fo:line-height="100.00%" fo:text-align="left" fo:margin-left="0.00pt" fo:text-indent="18.00pt">
        <style:tab-stops>
          <style:tab-stop style:position="838839.0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35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44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53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479.30pt"/>
        </style:tab-stops>
      </style:paragraph-properties>
    </style:style>
    <style:style style:name="P58" style:family="paragraph">
      <style:paragraph-properties fo:line-height="100.00%" fo:text-align="left"/>
    </style:style>
    <style:style style:name="TableColumn0100" style:family="table-column">
      <style:table-column-properties style:column-width="6.694444in"/>
    </style:style>
    <style:style style:name="Table01" style:family="table">
      <style:table-properties style:width="6.6944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1" fo:border-left="0.000694in solid #000001" fo:border-right="0.000694in solid #000001" fo:border-bottom="0.000694in solid #000001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1" fo:border-left="0.000694in solid #000001" fo:border-right="0.000694in solid #000001" fo:border-bottom="0.000694in solid #000001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1" fo:border-left="0.000694in solid #000001" fo:border-right="0.000694in solid #000001" fo:border-bottom="0.000694in solid #000001" fo:padding-left="0.037500in" fo:padding-right="0.037500in" fo:vertical-align="top" fo:background-color="#ffffff"/>
    </style:style>
    <style:style style:name="TableColumn0200" style:family="table-column">
      <style:table-column-properties style:column-width="6.694444in"/>
    </style:style>
    <style:style style:name="Table02" style:family="table">
      <style:table-properties style:width="6.6944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1" fo:border-left="0.000694in solid #000001" fo:border-right="0.000694in solid #000001" fo:border-bottom="0.000694in solid #000001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1" fo:border-left="0.000694in solid #000001" fo:border-right="0.000694in solid #000001" fo:border-bottom="0.000694in solid #000001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1" fo:border-left="0.000694in solid #000001" fo:border-right="0.000694in solid #000001" fo:border-bottom="0.000694in solid #000001" fo:padding-left="0.037500in" fo:padding-right="0.037500in" fo:vertical-align="top" fo:background-color="#ffffff"/>
    </style:style>
    <style:style style:name="TableColumn0300" style:family="table-column">
      <style:table-column-properties style:column-width="6.694444in"/>
    </style:style>
    <style:style style:name="Table03" style:family="table">
      <style:table-properties style:width="6.69444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1" fo:border-left="0.000694in solid #000001" fo:border-right="0.000694in solid #000001" fo:border-bottom="0.000694in solid #000001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1" fo:border-left="0.000694in solid #000001" fo:border-right="0.000694in solid #000001" fo:border-bottom="0.000694in solid #000001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1" fo:border-left="0.000694in solid #000001" fo:border-right="0.000694in solid #000001" fo:border-bottom="0.000694in solid #000001" fo:padding-left="0.037500in" fo:padding-right="0.037500in" fo:vertical-align="top" fo:background-color="#ffffff"/>
    </style:style>
  </office:automatic-styles>
  <office:body>
    <office:text>
      <text:p text:style-name="P1"><text:span text:style-name="T1">Sprint 1</text:span></text:p>
      <text:p text:style-name="P1"><text:span text:style-name="T2"/></text:p>
      <text:p text:style-name="P1"><text:span text:style-name="T3">Abner Davi Bicalho de Lima<text:s/></text:span><text:span text:style-name="T4">–</text:span><text:span text:style-name="T5"><text:s/>2018118204<text:line-break/><text:line-break/>Ana Carolina Gon</text:span><text:span text:style-name="T6">çalves - 2019436757</text:span></text:p>
      <text:p text:style-name="P2"><text:span text:style-name="T7"/></text:p>
      <text:p text:style-name="P3"><text:span text:style-name="T8">Leandro Marques Venceslau de Souza - 2018046742</text:span></text:p>
      <text:p text:style-name="P3"><text:span text:style-name="T9"/></text:p>
      <text:p text:style-name="P3"><text:span text:style-name="T10">Leonardo de Almeida Brito - 2018046696</text:span></text:p>
      <text:p text:style-name="P3"><text:span text:style-name="T11"/></text:p>
      <text:p text:style-name="P3"><text:span text:style-name="T12">Cybele F Cançado - 2015127610</text:span></text:p>
      <text:p text:style-name="P4"><text:span text:style-name="T13"/></text:p>
      <text:p text:style-name="P4"><text:span text:style-name="T14">User Story</text:span></text:p>
      <text:p text:style-name="P4"><text:span text:style-name="T15"/></text:p>
      <text:p text:style-name="P5"><text:span text:style-name="T16">Nosso objetivo é criar um sistema que vai auxiliar no cadastro de pacientes e de profissionais de uma clínica social de psicologia, bem como fazer o controle da agenda de atendimentos e prontuário dos pacientes.</text:span></text:p>
      <text:p text:style-name="P5"><text:span text:style-name="T17"/></text:p>
      <text:p text:style-name="P5"><text:span text:style-name="T18">Todas a informação da Clínica Social estão armazenadas em fichas e cadernos de anotações, sendo o processo atual manual e redundante. A Clínica Social não tem recursos financeiro para investir na informatização da entidade. O sistema proposto visa agilizar e organizar o cadastro, acesso e atualização das informações de pacientes, de profissionais e da agenda da clínica. </text:span></text:p>
      <text:p text:style-name="P5"><text:span text:style-name="T19"/></text:p>
      <text:p text:style-name="P5"><text:span text:style-name="T20">No cadastro dos profissionais envolvidos no trabalho - psicólogos e secretárias - temos parâmetros específicos para cada um deles. Somente os psicólogos podem ter acesso às informações clinicas.<text:s text:c="2"/></text:span></text:p>
      <text:p text:style-name="P6"><text:span text:style-name="T21"/></text:p>
      <text:p text:style-name="P6"><text:span text:style-name="T22">Usuários do sistema e funções no sistema:</text:span></text:p>
      <text:p text:style-name="P6"><text:span text:style-name="T23"/></text:p>
      <text:p text:style-name="P6"><text:span text:style-name="T24">- Administrador :</text:span></text:p>
      <text:p text:style-name="P6"><text:span text:style-name="T25"><text:s/>* Tem acesso a todo o sistema.</text:span></text:p>
      <text:p text:style-name="P6"><text:span text:style-name="T25"><text:s/>* Realiza o cadastro de novos usuários do sistema (pessoas psicólogas ou secretárias).</text:span></text:p>
      <text:p text:style-name="P6"><text:span text:style-name="T26"/></text:p>
      <text:p text:style-name="P6"><text:span text:style-name="T27">- Psicólogo :</text:span></text:p>
      <text:p text:style-name="P6"><text:span text:style-name="T28"><text:s/>* Visualiza a agenda.</text:span></text:p>
      <text:p text:style-name="P6"><text:span text:style-name="T28"><text:s/>* Visualiza o prontuário de pacientes.</text:span></text:p>
      <text:p text:style-name="P6"><text:span text:style-name="T28"><text:s/>* Só pode visualizar o prontuário de pacientes sobre seus cuidados.</text:span></text:p>
      <text:p text:style-name="P6"><text:span text:style-name="T29"/></text:p>
      <text:p text:style-name="P6"><text:span text:style-name="T30">- Secretária :</text:span></text:p>
      <text:p text:style-name="P6"><text:span text:style-name="T31"><text:s/>* Cadastro de pacientes.</text:span></text:p>
      <text:p text:style-name="P6"><text:span text:style-name="T31"><text:s/>* Administrar consultas.</text:span></text:p>
      <text:p text:style-name="P6"><text:span text:style-name="T31"><text:s/>* Faz gestão dos dados cadastrais de clientes.</text:span></text:p>
      <text:p text:style-name="P6"><text:span text:style-name="T32"/></text:p>
      <text:p text:style-name="P6"><text:span text:style-name="T32"/></text:p>
      <text:p text:style-name="P6"><text:span text:style-name="T33">Backlog do Produto</text:span></text:p>
      <text:p text:style-name="P6"><text:span text:style-name="T34"/></text:p>
      <text:list text:style-name="L7">
        <text:list-item>
          <text:p text:style-name="P7"><text:span text:style-name="T35">Histórias: </text:span></text:p>
        </text:list-item>
        <text:list-item>
          <text:p text:style-name="P8"><text:span text:style-name="T35">como psicologo, eu quero verificar a agenda.</text:span></text:p>
        </text:list-item>
        <text:list-item>
          <text:p text:style-name="P8"><text:span text:style-name="T35">como psicologo, eu quero registrar no prontuário as informações do tratamento.</text:span></text:p>
        </text:list-item>
        <text:list-item>
          <text:p text:style-name="P8"><text:span text:style-name="T35">como secretária, eu quero cadastrar clientes.</text:span></text:p>
        </text:list-item>
        <text:list-item>
          <text:p text:style-name="P8"><text:span text:style-name="T35">como secretária, eu quero ter controle da agenda de atendimentos.</text:span></text:p>
        </text:list-item>
        <text:list-item>
          <text:p text:style-name="P8"><text:span text:style-name="T35">como secretária, eu quero registrar e ter o controle dos pagamentos efetuados pelos clientes e dos inadimplentes.</text:span></text:p>
        </text:list-item>
        <text:list-item>
          <text:p text:style-name="P8"><text:span text:style-name="T35">como secretária, eu quero ter o controle do fluxo de caixa, ou seja, ter o controle das despesas do mês, do valores recebidos no mês e do saldo em caixa.</text:span></text:p>
        </text:list-item>
        <text:list-item>
          <text:p text:style-name="P8"><text:span text:style-name="T35">como administrador do sistema, eu quero cadastrar o login e senha dos profissionais da clínica (psicológo(a) e secretário(a)).</text:span></text:p>
        </text:list-item>
      </text:list>
      <text:p text:style-name="P9"><text:span text:style-name="T36"/></text:p>
      <text:p text:style-name="P9"><text:span text:style-name="T36"/></text:p>
      <text:p text:style-name="P9"><text:span text:style-name="T36"/></text:p>
      <text:p text:style-name="P9"><text:span text:style-name="T37">Backlog da Sprint 1</text:span></text:p>
      <text:p text:style-name="P9"><text:span text:style-name="T38"/></text:p>
      <text:list text:style-name="L10">
        <text:list-item>
          <text:p text:style-name="P10"><text:span text:style-name="T39">Tarefas Técnicas</text:span></text:p>
        </text:list-item>
        <text:list-item>
          <text:p text:style-name="P11"><text:span text:style-name="T40">Preparar ambiente [ Leandro ]</text:span></text:p>
        </text:list-item>
        <text:list-item>
          <text:p text:style-name="P11"><text:span text:style-name="T40">Preparar ambiente de desenvolvimento<text:s text:c="2"/>[ Todos do time ]</text:span></text:p>
        </text:list-item>
        <text:list-item>
          <text:p text:style-name="P11"><text:span text:style-name="T40">Discutir e criar esquema do banco de dados<text:s text:c="2"/>[ Cybelle ]</text:span></text:p>
        </text:list-item>
        <text:list-item>
          <text:p text:style-name="P11"><text:span text:style-name="T40">Discutir o backlog e tecnologias [ Todos do time ]</text:span></text:p>
        </text:list-item>
      </text:list>
      <text:p text:style-name="P12"><text:span text:style-name="T41"/></text:p>
      <text:list text:style-name="L13">
        <text:list-item>
          <text:p text:style-name="P13"><text:span text:style-name="T42">História: Como administrador eu gostaria de ter acesso à um formulário de cadastro:</text:span></text:p>
        </text:list-item>
      </text:list>
      <text:p text:style-name="P14"><text:span text:style-name="T43">Tarefas:</text:span></text:p>
      <text:list text:style-name="L15">
        <text:list-item>
          <text:p text:style-name="P15"><text:span text:style-name="T43">Projetar e testar a interface (Login e formulário)<text:s text:c="2"/>[ Ana ]</text:span></text:p>
        </text:list-item>
        <text:list-item>
          <text:p text:style-name="P15"><text:span text:style-name="T43">Implementar interface<text:s text:c="2"/>(Login e formulário) [ Ana ]</text:span></text:p>
        </text:list-item>
        <text:list-item>
          <text:p text:style-name="P15"><text:span text:style-name="T43">Criar e testar rota para ter acesso à lista/tabela com os requisitantes [ Leandro ]</text:span></text:p>
        </text:list-item>
      </text:list>
      <text:p text:style-name="P16"><text:span text:style-name="T44"/></text:p>
      <text:list text:style-name="L17">
        <text:list-item>
          <text:p text:style-name="P17"><text:span text:style-name="T45">História: como psicologo, eu quero verificar a agenda</text:span><text:span text:style-name="T46"><text:s/></text:span></text:p>
        </text:list-item>
      </text:list>
      <text:p text:style-name="P18"><text:span text:style-name="T46">Tarefas:</text:span></text:p>
      <text:list text:style-name="L19">
        <text:list-item>
          <text:p text:style-name="P19"><text:span text:style-name="T46">Projetar a interface<text:s text:c="2"/>[ Leonardo ]</text:span></text:p>
        </text:list-item>
        <text:list-item>
          <text:p text:style-name="P19"><text:span text:style-name="T46">Implementar interface<text:s text:c="2"/>[ Leonardo ]</text:span></text:p>
        </text:list-item>
        <text:list-item>
          <text:p text:style-name="P19"><text:span text:style-name="T46">Testar a interface<text:s text:c="2"/>[ Cybelle ]</text:span></text:p>
        </text:list-item>
        <text:list-item>
          <text:p text:style-name="P19"><text:span text:style-name="T46">Criar e testar rota da agenda [ Abner ]</text:span></text:p>
        </text:list-item>
      </text:list>
      <text:p text:style-name="P20"><text:span text:style-name="T47"/></text:p>
      <text:list text:style-name="L21">
        <text:list-item>
          <text:p text:style-name="P21"><text:span text:style-name="T48">História: como psicologo, eu quero registrar no prontuário as informações do tratamento</text:span></text:p>
        </text:list-item>
      </text:list>
      <text:p text:style-name="P22"><text:span text:style-name="T49">Tarefas:</text:span></text:p>
      <text:list text:style-name="L23">
        <text:list-item>
          <text:p text:style-name="P23"><text:span text:style-name="T49">Projetar a interface<text:s text:c="2"/>[ Ana ]</text:span></text:p>
        </text:list-item>
        <text:list-item>
          <text:p text:style-name="P23"><text:span text:style-name="T49">Implementar interface<text:s text:c="2"/>[ Ana ]</text:span></text:p>
        </text:list-item>
        <text:list-item>
          <text:p text:style-name="P23"><text:span text:style-name="T49">Testar a interface<text:s text:c="2"/>[ Cybelle ]</text:span></text:p>
        </text:list-item>
        <text:list-item>
          <text:p text:style-name="P23"><text:span text:style-name="T49">Criar e testar rota do prontuário [ Leandro ]</text:span></text:p>
        </text:list-item>
      </text:list>
      <text:p text:style-name="P24"><text:span text:style-name="T50"/></text:p>
      <text:list text:style-name="L25">
        <text:list-item>
          <text:p text:style-name="P25"><text:span text:style-name="T51">História: como secretária, eu quero cadastrar<text:s text:c="2"/>novos clientes</text:span></text:p>
        </text:list-item>
      </text:list>
      <text:p text:style-name="P26"><text:span text:style-name="T52">Tarefas</text:span></text:p>
      <text:list text:style-name="L27">
        <text:list-item>
          <text:p text:style-name="P27"><text:span text:style-name="T52">Projetar a interface<text:s text:c="2"/>[ Leonardo ]</text:span></text:p>
        </text:list-item>
        <text:list-item>
          <text:p text:style-name="P27"><text:span text:style-name="T52">Implementar interface<text:s text:c="2"/>[ Leonardo ]</text:span></text:p>
        </text:list-item>
        <text:list-item>
          <text:p text:style-name="P27"><text:span text:style-name="T52">Testar a interface<text:s text:c="2"/>[ Cybelle ]</text:span></text:p>
        </text:list-item>
        <text:list-item>
          <text:p text:style-name="P27"><text:span text:style-name="T52">Criar e testar rota de cadastro [ Abner ]</text:span></text:p>
        </text:list-item>
      </text:list>
      <text:p text:style-name="P28"><text:span text:style-name="T53"/></text:p>
      <text:list text:style-name="L29">
        <text:list-item>
          <text:p text:style-name="P29"><text:span text:style-name="T54">História: como secretária, eu quero ter controle da agenda de atendimentos de forma a poder administrar as consultas</text:span></text:p>
        </text:list-item>
        <text:list-item>
          <text:p text:style-name="P30"><text:span text:style-name="T55">Projetar a interface<text:s text:c="2"/>[ Abner ]</text:span></text:p>
        </text:list-item>
        <text:list-item>
          <text:p text:style-name="P30"><text:span text:style-name="T55">Implementar interface<text:s text:c="2"/>[ Abner ]</text:span></text:p>
        </text:list-item>
        <text:list-item>
          <text:p text:style-name="P30"><text:span text:style-name="T55">Testar a interface<text:s text:c="2"/>[ Cybelle ]</text:span></text:p>
        </text:list-item>
        <text:list-item>
          <text:p text:style-name="P30"><text:span text:style-name="T55">Criar e testar rota administrar consultas [ Leandro ]</text:span></text:p>
        </text:list-item>
        <text:list-item>
          <text:p text:style-name="P30"><text:span text:style-name="T55">Criar e testar rota para fazer a marcação de atendimento associando a data, o profissional e o cliente [ Leandro ]</text:span></text:p>
        </text:list-item>
        <text:list-item>
          <text:p text:style-name="P30"><text:span text:style-name="T55">Criar e testar rota para editar a marcação de atendimento [ Leandro ]</text:span></text:p>
        </text:list-item>
        <text:list-item>
          <text:p text:style-name="P30"><text:span text:style-name="T55">Criar e testar rota remover uma marcação de atendimento [ Leandro ]</text:span></text:p>
        </text:list-item>
      </text:list>
      <text:p text:style-name="P31"><text:span text:style-name="T56"/></text:p>
      <text:p text:style-name="P31"><text:span text:style-name="T56"/></text:p>
      <text:p text:style-name="P31"><text:span text:style-name="T57">CRC para o cadastro das informações da clinica social.</text:span></text:p>
      <text:p text:style-name="P31"><text:span text:style-name="T58"/></text:p>
      <text:p text:style-name="P31"><text:span text:style-name="T59">Interface Pessoa que será estendida para outras classes.</text:span></text:p>
      <text:p text:style-name="P31"><text:span text:style-name="T60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3"><text:span text:style-name="T61">Classe: Paciente / Cliente</text:span><text:span text:style-name="T62"/></text:p>
          </table:table-cell>
        </table:table-row>
        <table:table-row table:style-name="TableRow0101">
          <table:table-cell table:style-name="TableCell010100">
            <text:p text:style-name="P36"><text:span text:style-name="T63">Responsabilidades</text:span><text:span text:style-name="T64"/></text:p>
          </table:table-cell>
        </table:table-row>
        <table:table-row table:style-name="TableRow0102">
          <table:table-cell table:style-name="TableCell010200">
            <text:p text:style-name="P38"><text:span text:style-name="T65">ID</text:span></text:p>
            <text:p text:style-name="P38"><text:span text:style-name="T65">Nome</text:span></text:p>
            <text:p text:style-name="P38"><text:span text:style-name="T65">Endereço</text:span></text:p>
            <text:p text:style-name="P38"><text:span text:style-name="T65">Telefone</text:span></text:p>
            <text:p text:style-name="P38"><text:span text:style-name="T65">Responsável</text:span></text:p>
            <text:p text:style-name="P38"><text:span text:style-name="T65">Queixa</text:span></text:p>
            <text:p text:style-name="P38"><text:span text:style-name="T65">Data Inicio</text:span></text:p>
            <text:p text:style-name="P38"><text:span text:style-name="T65">Data fim</text:span></text:p>
            <text:p text:style-name="P38"><text:span text:style-name="T65">Alta (sim - não)</text:span></text:p>
            <text:p text:style-name="P38"><text:span text:style-name="T65">Atendido por</text:span></text:p>
            <text:p text:style-name="P38"><text:span text:style-name="T65">Lista de Espera (sim<text:s/></text:span><text:span text:style-name="T66">–</text:span><text:span text:style-name="T67"><text:s/>n</text:span><text:span text:style-name="T68">ão)</text:span></text:p>
            <text:p text:style-name="P38"><text:span text:style-name="T68">Triagem realizada (Sim - Não)</text:span></text:p>
            <text:p text:style-name="P38"><text:span text:style-name="T69"/></text:p>
            <text:p text:style-name="P38"><text:span text:style-name="T69"/></text:p>
          </table:table-cell>
        </table:table-row>
      </table:table>
      <text:p text:style-name="P40"><text:span text:style-name="T69"/></text:p>
      <text:p text:style-name="P40"><text:span text:style-name="T69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42"><text:span text:style-name="T70">Classe: Profissionais</text:span><text:span text:style-name="T71"/></text:p>
          </table:table-cell>
        </table:table-row>
        <table:table-row table:style-name="TableRow0201">
          <table:table-cell table:style-name="TableCell020100">
            <text:p text:style-name="P45"><text:span text:style-name="T72">Responsabilidades</text:span><text:span text:style-name="T73"/></text:p>
          </table:table-cell>
        </table:table-row>
        <table:table-row table:style-name="TableRow0202">
          <table:table-cell table:style-name="TableCell020200">
            <text:p text:style-name="P47"><text:span text:style-name="T74">ID</text:span></text:p>
            <text:p text:style-name="P47"><text:span text:style-name="T74">Nome</text:span></text:p>
            <text:p text:style-name="P47"><text:span text:style-name="T74">Telefone</text:span></text:p>
            <text:p text:style-name="P47"><text:span text:style-name="T74">Data Inicio</text:span></text:p>
            <text:p text:style-name="P47"><text:span text:style-name="T74">Data fim</text:span></text:p>
            <text:p text:style-name="P47"><text:span text:style-name="T74">Tipo (Psicólogo - secretária)</text:span></text:p>
            <text:p text:style-name="P47"><text:span text:style-name="T75"/></text:p>
          </table:table-cell>
        </table:table-row>
      </table:table>
      <text:p text:style-name="P49"><text:span text:style-name="T75"/></text:p>
      <text:p text:style-name="P49"><text:span text:style-name="T75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51"><text:span text:style-name="T76">Classe: Agenda</text:span><text:span text:style-name="T77"/></text:p>
          </table:table-cell>
        </table:table-row>
        <table:table-row table:style-name="TableRow0301">
          <table:table-cell table:style-name="TableCell030100">
            <text:p text:style-name="P54"><text:span text:style-name="T78">Responsabilidades</text:span><text:span text:style-name="T79"/></text:p>
          </table:table-cell>
        </table:table-row>
        <table:table-row table:style-name="TableRow0302">
          <table:table-cell table:style-name="TableCell030200">
            <text:p text:style-name="P56"><text:span text:style-name="T80">Dia da semana</text:span></text:p>
            <text:p text:style-name="P56"><text:span text:style-name="T80">Data</text:span></text:p>
            <text:p text:style-name="P56"><text:span text:style-name="T80">Horário</text:span></text:p>
            <text:p text:style-name="P56"><text:span text:style-name="T80">Profissional Responsável</text:span></text:p>
            <text:p text:style-name="P56"><text:span text:style-name="T80">Paciente</text:span></text:p>
            <text:p text:style-name="P56"><text:span text:style-name="T80">Sala</text:span></text:p>
            <text:p text:style-name="P56"><text:span text:style-name="T81"/></text:p>
          </table:table-cell>
        </table:table-row>
      </table:table>
      <text:p text:style-name="P58"><text:span text:style-name="T81"/></text:p>
      <text:p text:style-name="P58"><text:span text:style-name="T81"/></text:p>
      <text:p text:style-name="P58"><text:span text:style-name="T8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